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ize="20pt" fo:language="es" fo:country="ES" style:text-underline-style="solid" style:text-underline-width="auto" style:text-underline-color="font-color" fo:font-weight="bold" officeooo:rsid="001c093f" officeooo:paragraph-rsid="001c093f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2" style:family="paragraph" style:parent-style-name="Standard">
      <style:text-properties fo:language="es" fo:country="ES" officeooo:rsid="001c093f" officeooo:paragraph-rsid="001c093f" style:language-asian="zxx" style:country-asian="none" style:language-complex="zxx" style:country-complex="none"/>
    </style:style>
    <style:style style:name="P3" style:family="paragraph" style:parent-style-name="Standard">
      <style:text-properties fo:language="es" fo:country="ES" officeooo:rsid="001c093f" officeooo:paragraph-rsid="0020af8b" style:language-asian="zxx" style:country-asian="none" style:language-complex="zxx" style:country-complex="none"/>
    </style:style>
    <style:style style:name="P4" style:family="paragraph" style:parent-style-name="Standard">
      <style:text-properties fo:language="es" fo:country="ES" officeooo:rsid="001fcbcf" officeooo:paragraph-rsid="0020af8b" style:language-asian="zxx" style:country-asian="none" style:language-complex="zxx" style:country-complex="none"/>
    </style:style>
    <style:style style:name="T1" style:family="text">
      <style:text-properties officeooo:rsid="001cd258"/>
    </style:style>
    <style:style style:name="T2" style:family="text">
      <style:text-properties officeooo:rsid="0020af8b"/>
    </style:style>
    <style:style style:name="T3" style:family="text">
      <style:text-properties officeooo:rsid="001fcb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eño entidad relación para base de datos de <text:span text:style-name="T1">Zoológico</text:span></text:p>
      <text:p text:style-name="P2"/>
      <text:p text:style-name="P3">El <text:span text:style-name="T1">zoológico</text:span> se divide en zonas que contienen ecosistemas, cada zona puede tener varios ecosistemas pero los ecosistemas solo pertenecen a una zona.</text:p>
      <text:p text:style-name="P3"/>
      <text:p text:style-name="P3"><text:span text:style-name="T2">L</text:span>os ecosistemas contienen animales, cada animal pertenece a un <text:span text:style-name="T1">único</text:span> ecosistema pero cada ecosistema contiene de 1 a varios animales.</text:p>
      <text:p text:style-name="P3"/>
      <text:p text:style-name="P3"><text:span text:style-name="T2">T</text:span>enemos empleados, los empleados mantienen las zonas de parque, cada zona es atendida por varios empleados y cada empleado puede mantener varias zonas pero como mínimo mantendrá una.</text:p>
      <text:p text:style-name="P3"/>
      <text:p text:style-name="P3"><text:span text:style-name="T2">L</text:span>os empleados cuidan de los animales, cada animal es cuidado por varios empleados y cada empleado cuida de varios animales.</text:p>
      <text:p text:style-name="P3"/>
      <text:p text:style-name="P3"><text:span text:style-name="T2">L</text:span>os empleados tienen categorías, cada empleado tiene una <text:span text:style-name="T1">categoría</text:span> (veterinario, <text:span text:style-name="T1">recepcionista, conserje…</text:span>) <text:span text:style-name="T1">y cada categoría puede tener de 1 a varios empleados.</text:span></text:p>
      <text:p text:style-name="P3"/>
      <text:p text:style-name="P3"><text:span text:style-name="T2">L</text:span><text:span text:style-name="T1">os animales tienen un historial clínico, cada animal tiene un único historial clínico (incluso si este está vacío) y cada historial pertenece a un único animal.</text:span></text:p>
      <text:p text:style-name="P3"/>
      <text:p text:style-name="P3"><text:span text:style-name="T2">T</text:span><text:span text:style-name="T1">enemos servicios que se encuentran en las zonas, cada zona puede tener varios servicios y cada servicio puede estar en varias zonas.</text:span></text:p>
      <text:p text:style-name="P3"/>
      <text:p text:style-name="P3"><text:span text:style-name="T2">L</text:span><text:span text:style-name="T1">os servicios son gestionados por empleados, cada servicio puede ser gestionado por 1 o varios empleados y cada empleado gestiona un único servicio.</text:span></text:p>
      <text:p text:style-name="P3"/>
      <text:p text:style-name="P3"><text:span text:style-name="T2">T</text:span><text:span text:style-name="T1">enemos clientes, cada cliente compra entradas, cada entrada pertenece a un único cliente y cada cliente puede comprar varias entradas. </text:span></text:p>
      <text:p text:style-name="P3"/>
      <text:p text:style-name="P3"><text:span text:style-name="T2">E</text:span><text:span text:style-name="T1">l parque posee eventos, cada evento está gestionado por uno o varios empleados y cada empleado puede gestionar varios eventos.</text:span></text:p>
      <text:p text:style-name="P3"/>
      <text:p text:style-name="P3"><text:span text:style-name="T2">L</text:span><text:span text:style-name="T1">os clientes pueden participar en cero o varios eventos y cada evento puede ser presenciado por varios clientes.</text:span></text:p>
      <text:p text:style-name="P3"/>
      <text:p text:style-name="P3"><text:span text:style-name="T2">E</text:span><text:span text:style-name="T1">l parque tiene rutas, cada ruta es gestionada por un empleado y cada empleado puede gestionar varias rutas.</text:span></text:p>
      <text:p text:style-name="P3"/>
      <text:p text:style-name="P3"><text:span text:style-name="T2">L</text:span><text:span text:style-name="T1">os clientes pueden contratar una ruta y una ruta puede ser contratada por varios clientes.</text:span></text:p>
      <text:p text:style-name="P3"/>
      <text:p text:style-name="P3"><text:span text:style-name="T2">L</text:span><text:span text:style-name="T1">os clientes pueden tener usuario registrado, cada cliente puede tener un único usuario registrado y cada usuario registrado pertenece a un solo cliente.</text:span></text:p>
      <text:p text:style-name="P3"/>
      <text:p text:style-name="P3"><text:span text:style-name="T2">L</text:span><text:span text:style-name="T1">os usuarios registrados tienen beneficios, cada usuario puede tener varios beneficios y cada beneficio puede ser disfrutado por varios usuarios.</text:span></text:p>
      <text:p text:style-name="P3"/>
      <text:p text:style-name="P3"><text:span text:style-name="T2">L</text:span><text:span text:style-name="T1">os animales se reproducen con otros animales (por meter una unitaria), un animal puede o no reproducirse con uno o varios animales.</text:span></text:p>
      <text:p text:style-name="P3"/>
      <text:p text:style-name="P3"><text:span text:style-name="T2">E</text:span><text:span text:style-name="T1">l parque tiene proveedores, </text:span><text:span text:style-name="T3">los proveedores proporcionan productos, un proveedor puede proporcionar de 1 a varios productor y un producto solo puede ser proporcionado por un proveedor.</text:span></text:p>
      <text:p text:style-name="P4"/>
      <text:p text:style-name="P4"><text:soft-page-break/><text:span text:style-name="T2">L</text:span>os productos son gestionados por los empleados, un empleado puede gestionar de cero a varios productos y un producto puede ser gestionado por varios empleado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02.64</meta:creation-date>
    <meta:editing-duration>PT1H18M35S</meta:editing-duration>
    <meta:editing-cycles>5</meta:editing-cycles>
    <meta:generator>LibreOffice/25.8.3.2$Windows_X86_64 LibreOffice_project/8ca8d55c161d602844f5428fa4b58097424e324e</meta:generator>
    <dc:date>2025-12-04T17:18:43.255529700</dc:date>
    <meta:document-statistic meta:table-count="0" meta:image-count="0" meta:object-count="0" meta:page-count="2" meta:paragraph-count="19" meta:word-count="401" meta:character-count="2592" meta:non-whitespace-character-count="2209"/>
    <meta:user-defined meta:name="Info 1"/>
    <meta:user-defined meta:name="Info 2"/>
    <meta:user-defined meta:name="Info 3"/>
    <meta:user-defined meta:name="Info 4"/>
  </office:meta>
</office:document-meta>
</file>